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2pt" fo:font-weight="bold" style:font-size-asian="18pt" style:font-size-complex="18pt"/>
    </style:style>
    <style:style style:name="P3" style:family="paragraph">
      <style:text-properties fo:color="#ffffff" fo:font-size="16pt" fo:font-weight="bold" style:font-size-asian="18pt" style:font-size-complex="18pt"/>
    </style:style>
    <style:style style:name="P4" style:family="paragraph">
      <style:paragraph-properties fo:text-align="center"/>
      <style:text-properties fo:font-size="13pt" style:font-size-asian="18pt" style:font-size-complex="18pt"/>
    </style:style>
    <style:style style:name="T1" style:family="text">
      <style:text-properties fo:color="#ffffff" fo:font-size="12pt" fo:font-weight="bold" style:font-size-asian="18pt" style:font-size-complex="18pt"/>
    </style:style>
    <style:style style:name="T2" style:family="text">
      <style:text-properties fo:color="#ffffff" fo:font-size="16pt" fo:font-weight="bold" style:font-size-asian="18pt" style:font-size-complex="18pt"/>
    </style:style>
    <style:style style:name="T3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906cm" svg:height="3.302cm" svg:x="6.096cm" svg:y="2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156cm" svg:height="3.302cm" svg:x="6.095cm" svg:y="2.2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27cm" svg:height="11.684cm" svg:x="16.264cm" svg:y="2.03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2" draw:layer="layout" svg:width="8.127cm" svg:height="0.629cm" svg:x="7.366cm" svg:y="4.572cm">
          <text:p text:style-name="P1"><text:span text:style-name="T1">Thread 255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8.128cm" svg:height="0.629cm" svg:x="7.366cm" svg:y="2.673cm">
          <text:p text:style-name="P1"><text:span text:style-name="T1">Thread 0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8.128cm" svg:height="0.629cm" svg:x="7.366cm" svg:y="3.435cm">
          <text:p text:style-name="P1"><text:span text:style-name="T1">Thread 1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" draw:layer="layout" svg:width="1.035cm" svg:height="0.962cm" draw:transform="rotate (-1.62804312626031) translate (8.693cm 3.859cm)">
          <draw:text-box>
            <text:p>...</text:p>
          </draw:text-box>
        </draw:frame>
        <draw:frame draw:style-name="gr5" draw:layer="layout" svg:width="1.035cm" svg:height="0.962cm" draw:transform="rotate (-1.62804312626031) translate (12.993cm 3.858cm)">
          <draw:text-box>
            <text:p>...</text:p>
          </draw:text-box>
        </draw:frame>
        <draw:frame draw:style-name="gr5" draw:text-style-name="P3" draw:layer="layout" svg:width="2.504cm" svg:height="0.878cm" draw:transform="rotate (1.58493349373605) translate (6.289cm 5.159cm)">
          <draw:text-box>
            <text:p><text:span text:style-name="T2">Block 0</text:span></text:p>
          </draw:text-box>
        </draw:frame>
        <draw:custom-shape draw:style-name="gr1" draw:text-style-name="P1" draw:layer="layout" svg:width="9.906cm" svg:height="3.302cm" svg:x="6.097cm" svg:y="5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156cm" svg:height="3.302cm" svg:x="6.096cm" svg:y="5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8.127cm" svg:height="0.629cm" svg:x="7.367cm" svg:y="8.129cm">
          <text:p text:style-name="P1"><text:span text:style-name="T1">Thread 255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8.128cm" svg:height="0.629cm" svg:x="7.367cm" svg:y="6.23cm">
          <text:p text:style-name="P1"><text:span text:style-name="T1">Thread 0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8.128cm" svg:height="0.629cm" svg:x="7.367cm" svg:y="6.992cm">
          <text:p text:style-name="P1"><text:span text:style-name="T1">Thread 1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" draw:layer="layout" svg:width="1.035cm" svg:height="0.962cm" draw:transform="rotate (-1.62804312626031) translate (8.694cm 7.416cm)">
          <draw:text-box>
            <text:p>...</text:p>
          </draw:text-box>
        </draw:frame>
        <draw:frame draw:style-name="gr5" draw:layer="layout" svg:width="1.035cm" svg:height="0.962cm" draw:transform="rotate (-1.62804312626031) translate (12.994cm 7.415cm)">
          <draw:text-box>
            <text:p>...</text:p>
          </draw:text-box>
        </draw:frame>
        <draw:frame draw:style-name="gr5" draw:text-style-name="P3" draw:layer="layout" svg:width="2.504cm" svg:height="0.878cm" draw:transform="rotate (1.58493349373605) translate (6.29cm 8.716cm)">
          <draw:text-box>
            <text:p><text:span text:style-name="T2">Block 1</text:span></text:p>
          </draw:text-box>
        </draw:frame>
        <draw:custom-shape draw:style-name="gr1" draw:text-style-name="P1" draw:layer="layout" svg:width="9.906cm" svg:height="3.302cm" svg:x="6.097cm" svg:y="10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156cm" svg:height="3.302cm" svg:x="6.096cm" svg:y="10.1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8.127cm" svg:height="0.629cm" svg:x="7.367cm" svg:y="12.446cm">
          <text:p text:style-name="P1"><text:span text:style-name="T1">Thread 255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8.128cm" svg:height="0.629cm" svg:x="7.367cm" svg:y="10.547cm">
          <text:p text:style-name="P1"><text:span text:style-name="T1">Thread 0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8.128cm" svg:height="0.629cm" svg:x="7.367cm" svg:y="11.309cm">
          <text:p text:style-name="P1"><text:span text:style-name="T1">Thread 1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" draw:layer="layout" svg:width="1.035cm" svg:height="0.962cm" draw:transform="rotate (-1.62804312626031) translate (8.694cm 11.733cm)">
          <draw:text-box>
            <text:p>...</text:p>
          </draw:text-box>
        </draw:frame>
        <draw:frame draw:style-name="gr5" draw:layer="layout" svg:width="1.035cm" svg:height="0.962cm" draw:transform="rotate (-1.62804312626031) translate (12.994cm 11.732cm)">
          <draw:text-box>
            <text:p>...</text:p>
          </draw:text-box>
        </draw:frame>
        <draw:frame draw:style-name="gr5" draw:text-style-name="P3" draw:layer="layout" svg:width="3.131cm" svg:height="0.878cm" draw:transform="rotate (1.58493349373605) translate (6.29cm 13.433cm)">
          <draw:text-box>
            <text:p><text:span text:style-name="T2">Block 127</text:span></text:p>
          </draw:text-box>
        </draw:frame>
        <draw:frame draw:style-name="gr5" draw:layer="layout" svg:width="1.035cm" svg:height="0.962cm" draw:transform="rotate (-1.62804312626031) translate (8.694cm 9.215cm)">
          <draw:text-box>
            <text:p>...</text:p>
          </draw:text-box>
        </draw:frame>
        <draw:frame draw:style-name="gr5" draw:layer="layout" svg:width="1.035cm" svg:height="0.962cm" draw:transform="rotate (-1.62804312626031) translate (12.994cm 9.215cm)">
          <draw:text-box>
            <text:p>...</text:p>
          </draw:text-box>
        </draw:frame>
        <draw:custom-shape draw:style-name="gr1" draw:text-style-name="P1" draw:layer="layout" svg:width="3.302cm" svg:height="8.89cm" svg:x="17.78cm" svg:y="3.4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302cm" svg:height="1.016cm" svg:x="17.78cm" svg:y="3.454cm">
          <text:p text:style-name="P1"><text:span text:style-name="T3">Movement 0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302cm" svg:height="1.016cm" svg:x="17.78cm" svg:y="4.47cm">
          <text:p text:style-name="P1"><text:span text:style-name="T3">Movement 1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303cm" svg:height="1.016cm" svg:x="17.779cm" svg:y="11.369cm">
          <text:p text:style-name="P1"><text:span text:style-name="T3">Movement 127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303cm" svg:height="1.016cm" svg:x="17.778cm" svg:y="10.368cm">
          <text:p text:style-name="P1"><text:span text:style-name="T3">Movement 126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302cm" svg:height="1.016cm" svg:x="17.78cm" svg:y="5.486cm">
          <text:p text:style-name="P1"><text:span text:style-name="T3">Movement 2</text:span></text:p>
          <draw:enhanced-geometry svg:viewBox="0 0 21600 21600" draw:type="rectangle" draw:enhanced-path="M 0 0 L 21600 0 21600 21600 0 21600 0 0 Z N"/>
        </draw:custom-shape>
        <draw:frame draw:style-name="gr5" draw:layer="layout" svg:width="2.915cm" svg:height="0.962cm" draw:transform="rotate (-1.58824961931484) translate (20.118cm 7.136cm)">
          <draw:text-box>
            <text:p>… <text:s text:c="6"/>...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ntiago Iturriaga</meta:initial-creator>
    <meta:creation-date>2012-05-15T01:21:50</meta:creation-date>
    <dc:date>2012-05-15T13:48:13</dc:date>
    <dc:creator>Santiago Iturriaga</dc:creator>
    <meta:editing-duration>PT19M53S</meta:editing-duration>
    <meta:editing-cycles>3</meta:editing-cycles>
    <meta:generator>LibreOffice/3.5$Linux_X86_64 LibreOffice_project/350m1$Build-2</meta:generator>
    <meta:document-statistic meta:object-count="57"/>
  </office:meta>
</office:document-meta>
</file>